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mbria,BoldItalic" svg:font-family="'Cambria,BoldItalic'" style:font-family-generic="script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47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7.269cm"/>
    </style:style>
    <style:style style:name="co7" style:family="table-column">
      <style:table-column-properties fo:break-before="auto" style:column-width="5.076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6.354cm"/>
    </style:style>
    <style:style style:name="co11" style:family="table-column">
      <style:table-column-properties fo:break-before="auto" style:column-width="5.52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4.263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10pt" fo:language="en" fo:country="US" fo:font-style="normal" fo:font-weight="normal" style:font-name-asian="Cambria,BoldItalic" style:font-size-asian="10pt" style:language-asian="en" style:country-asian="US" style:font-style-asian="normal" style:font-weight-asian="normal" style:font-name-complex="Cambria,BoldItalic" style:font-size-complex="10pt" style:language-complex="en" style:country-complex="US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33cc66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dc23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b3b3b3" style:text-align-source="fix" style:repeat-content="false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Rapo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zwa</text:p>
          </table:table-cell>
          <table:table-cell table:style-name="ce1" office:value-type="string">
            <text:p>Wynik Testu</text:p>
          </table:table-cell>
          <table:table-cell table:style-name="ce10" office:value-type="string">
            <text:p>Uwagi</text:p>
          </table:table-cell>
          <table:table-cell table:number-columns-repeated="2"/>
        </table:table-row>
        <table:table-row table:style-name="ro2">
          <table:table-cell table:style-name="ce2" office:value-type="string">
            <text:p>1.1</text:p>
          </table:table-cell>
          <table:table-cell table:style-name="ce4" office:value-type="string">
            <text:p>Detekcja pierwszego uruchomienia</text:p>
          </table:table-cell>
          <table:table-cell table:style-name="ce7" office:value-type="string">
            <text:p>Pozytywny</text:p>
          </table:table-cell>
          <table:table-cell table:number-columns-repeated="3"/>
        </table:table-row>
        <table:table-row table:style-name="ro2">
          <table:table-cell table:style-name="ce2" office:value-type="string">
            <text:p>1.2</text:p>
          </table:table-cell>
          <table:table-cell table:style-name="ce5" office:value-type="string">
            <text:p>Połączenie z bazą danych</text:p>
          </table:table-cell>
          <table:table-cell table:style-name="ce7" office:value-type="string">
            <text:p>Pozytywny</text:p>
          </table:table-cell>
          <table:table-cell table:number-columns-repeated="3"/>
        </table:table-row>
        <table:table-row table:style-name="ro2">
          <table:table-cell table:style-name="ce2" office:value-type="string">
            <text:p>1.3</text:p>
          </table:table-cell>
          <table:table-cell table:style-name="ce4" office:value-type="string">
            <text:p>Zakładanie konta super-administratora</text:p>
          </table:table-cell>
          <table:table-cell table:style-name="ce7" office:value-type="string">
            <text:p>Pozytywny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1</text:p>
          </table:table-cell>
          <table:table-cell table:style-name="ce6" office:value-type="string">
            <text:p>Pojawienie się okna logowania</text:p>
          </table:table-cell>
          <table:table-cell table:style-name="ce8" office:value-type="string">
            <text:p>Negatywny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2</text:p>
          </table:table-cell>
          <table:table-cell table:style-name="ce6" office:value-type="string">
            <text:p>Możliwość poprawnego zalogowania się</text:p>
          </table:table-cell>
          <table:table-cell table:style-name="ce7" office:value-type="string">
            <text:p>Pozytywny</text:p>
          </table:table-cell>
          <table:table-cell table:number-columns-repeated="3"/>
        </table:table-row>
        <table:table-row table:style-name="ro3">
          <table:table-cell table:style-name="ce3" office:value-type="string">
            <text:p>2.3</text:p>
          </table:table-cell>
          <table:table-cell table:style-name="ce6" office:value-type="string">
            <text:p>Walidacja hasła</text:p>
          </table:table-cell>
          <table:table-cell table:style-name="ce7" office:value-type="string">
            <text:p>Pozytywny</text:p>
          </table:table-cell>
          <table:table-cell table:number-columns-repeated="3"/>
        </table:table-row>
        <table:table-row table:style-name="ro4">
          <table:table-cell table:style-name="ce2" office:value-type="string">
            <text:p>3.1.</text:p>
          </table:table-cell>
          <table:table-cell table:style-name="ce4" office:value-type="string">
            <text:p>Puste pola przy tworzeniu nowego użytkownika</text:p>
          </table:table-cell>
          <table:table-cell table:style-name="ce9" office:value-type="string">
            <text:p>Pozytywny</text:p>
          </table:table-cell>
          <table:table-cell office:value-type="string">
            <text:p>Funkcjonalność wymaga rozwinięcia.</text:p>
          </table:table-cell>
          <table:table-cell table:number-columns-repeated="2"/>
        </table:table-row>
        <table:table-row table:style-name="ro2">
          <table:table-cell table:style-name="ce2" office:value-type="string">
            <text:p>3.2</text:p>
          </table:table-cell>
          <table:table-cell table:style-name="ce2" office:value-type="string">
            <text:p>Tworzenie nowego użytkownika</text:p>
          </table:table-cell>
          <table:table-cell table:style-name="ce7" office:value-type="string">
            <text:p>Pozytywny</text:p>
          </table:table-cell>
          <table:table-cell table:number-columns-repeated="3"/>
        </table:table-row>
        <table:table-row table:style-name="ro2">
          <table:table-cell table:style-name="ce2" office:value-type="string">
            <text:p>3.3</text:p>
          </table:table-cell>
          <table:table-cell table:style-name="ce2" office:value-type="string">
            <text:p>Długość nazwy użytkownika</text:p>
          </table:table-cell>
          <table:table-cell table:style-name="ce9" office:value-type="string">
            <text:p>Pozytywny</text:p>
          </table:table-cell>
          <table:table-cell office:value-type="string">
            <text:p>Funkcjonalność wymaga rozwinięcia.</text:p>
          </table:table-cell>
          <table:table-cell table:number-columns-repeated="2"/>
        </table:table-row>
        <table:table-row table:style-name="ro3" table:number-rows-repeated="6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(Incydenty na drugim arkuszu)</text:p>
          </table:table-cell>
          <table:table-cell/>
          <table:table-cell table:style-name="Default"/>
          <table:table-cell table:number-columns-repeated="2"/>
        </table:table-row>
      </table:table>
      <table:table table:name="Incydenty" table:style-name="ta1" table:print="false">
        <table:table-column table:style-name="co1" table:default-cell-style-name="ce2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14"/>
        <table:table-column table:style-name="co9" table:default-cell-style-name="ce4"/>
        <table:table-column table:style-name="co1" table:default-cell-style-name="ce4"/>
        <table:table-column table:style-name="co10" table:default-cell-style-name="ce15"/>
        <table:table-column table:style-name="co11" table:default-cell-style-name="ce4"/>
        <table:table-row table:style-name="ro5">
          <table:table-cell table:style-name="ce12" office:value-type="string">
            <text:p>ID</text:p>
          </table:table-cell>
          <table:table-cell table:style-name="ce12" office:value-type="string">
            <text:p>Nazwa</text:p>
          </table:table-cell>
          <table:table-cell table:style-name="ce13" office:value-type="string">
            <text:p>Opis</text:p>
          </table:table-cell>
          <table:table-cell table:style-name="ce12" office:value-type="string">
            <text:p>Wynik oczekiwany</text:p>
          </table:table-cell>
          <table:table-cell table:style-name="ce12" office:value-type="string">
            <text:p>Wynik otrzymany</text:p>
          </table:table-cell>
          <table:table-cell table:style-name="ce12" office:value-type="string">
            <text:p>Kroki do odtworzenia</text:p>
          </table:table-cell>
          <table:table-cell table:style-name="ce12" office:value-type="string">
            <text:p>Priorytet</text:p>
          </table:table-cell>
          <table:table-cell table:style-name="ce12" office:value-type="string">
            <text:p>Status</text:p>
          </table:table-cell>
          <table:table-cell table:style-name="ce12" office:value-type="string">
            <text:p>Uwagi</text:p>
          </table:table-cell>
        </table:table-row>
        <table:table-row table:style-name="ro6">
          <table:table-cell office:value-type="string">
            <text:p>2.1</text:p>
          </table:table-cell>
          <table:table-cell office:value-type="string">
            <text:p>Pojawienie się okna logowania</text:p>
          </table:table-cell>
          <table:table-cell office:value-type="string">
            <text:p>Sprawdzenie czy przy uruchamianiu aplikacji pojawia się zawsze okno logowania</text:p>
          </table:table-cell>
          <table:table-cell office:value-type="string">
            <text:p>Pojawienie się okna dialogowego „Logowanie”</text:p>
          </table:table-cell>
          <table:table-cell office:value-type="string">
            <text:p>Pojawia się okno dialogowe „Super administrator”, by przejść do ekranu logowania trzeba stworzyć nowe konto super-administratora.</text:p>
          </table:table-cell>
          <table:table-cell office:value-type="string">
            <text:p>Uruchomić program.</text:p>
          </table:table-cell>
          <table:table-cell office:value-type="string">
            <text:p>Wysoki</text:p>
          </table:table-cell>
          <table:table-cell office:value-type="string">
            <text:p>Otwarty</text:p>
          </table:table-cell>
          <table:table-cell office:value-type="string">
            <text:p>Problem znika, gdy w systemie zostanie utworzone konto zwykłego administratora.</text:p>
          </table:table-cell>
        </table:table-row>
        <table:table-row table:style-name="ro7">
          <table:table-cell office:value-type="string">
            <text:p>2.2</text:p>
          </table:table-cell>
          <table:table-cell office:value-type="string">
            <text:p>Możliwość poprawnego zalogowania się</text:p>
          </table:table-cell>
          <table:table-cell office:value-type="string">
            <text:p>Sprawdzenie czy poprawne wpisanie loginu oraz hasła umożliwia uzyskanie dostępu</text:p>
          </table:table-cell>
          <table:table-cell office:value-type="string">
            <text:p>Uzyskanie dostępu i przejście do głównego okna aplikacji.</text:p>
          </table:table-cell>
          <table:table-cell office:value-type="string">
            <text:p>Po wpisaniu loginu i hasła jest uzyskany dostęp do aplikacji. Ekran logowania nie wyświetla się jednak przy uruchamianiu aplikacji (przypadek 2.1.). </text:p>
          </table:table-cell>
          <table:table-cell office:value-type="string">
            <text:p>Uruchomić program, w oknie dialogowym logowania wpisać login jednego z wcześniej założonych użytkowników wraz z odpowiadającym mu hasłem.</text:p>
          </table:table-cell>
          <table:table-cell office:value-type="string">
            <text:p>Wysoki</text:p>
          </table:table-cell>
          <table:table-cell table:style-name="ce16" office:value-type="string">
            <text:p>Odłożony</text:p>
          </table:table-cell>
          <table:table-cell office:value-type="string">
            <text:p>Samo logowanie działa prawidłowo, należy sprawdzić jeszcze raz po naprawieniu błędu 2.1.</text:p>
          </table:table-cell>
        </table:table-row>
        <table:table-row table:style-name="ro8">
          <table:table-cell office:value-type="string">
            <text:p>3.1.</text:p>
          </table:table-cell>
          <table:table-cell office:value-type="string">
            <text:p>Puste pola przy tworzeniu nowego użytkownika</text:p>
          </table:table-cell>
          <table:table-cell office:value-type="string">
            <text:p>Sprawdzenie czy system poprawnie reaguje na pozostawienie któregoś z wymaganych pól pustego</text:p>
          </table:table-cell>
          <table:table-cell office:value-type="string">
            <text:p>Pojawienie się informacji o problemie.</text:p>
          </table:table-cell>
          <table:table-cell office:value-type="string">
            <text:p>Niewypełnione pola zostają podświetlone na czerwono. Brak opisu.</text:p>
          </table:table-cell>
          <table:table-cell office:value-type="string">
            <text:p>Zalogować się do systemu, wybrać opcję Użytkownik-&gt;Dodaj. Wypełnić formularz., zostawiając przynajmniej jedno wymagane pole puste. Powtórzyć dla każdego wymaganego pola.</text:p>
          </table:table-cell>
          <table:table-cell office:value-type="string">
            <text:p>Średni</text:p>
          </table:table-cell>
          <table:table-cell office:value-type="string">
            <text:p>Otwarty</text:p>
          </table:table-cell>
          <table:table-cell/>
        </table:table-row>
        <table:table-row table:style-name="ro7">
          <table:table-cell office:value-type="string">
            <text:p>3.3</text:p>
          </table:table-cell>
          <table:table-cell table:style-name="ce2" office:value-type="string">
            <text:p>Długość nazwy użytkownika</text:p>
          </table:table-cell>
          <table:table-cell office:value-type="string">
            <text:p>Sprawdzenie czy aplikacja ogranicza długość nazwy użytkownika do 50 znaków</text:p>
          </table:table-cell>
          <table:table-cell office:value-type="string">
            <text:p>Pojawia się komunikat o błędzie <text:s/>w polu „nazwa użytkownika”</text:p>
          </table:table-cell>
          <table:table-cell office:value-type="string">
            <text:p>Wpisanie więcej niż 50 znaków do pola jest niemożliwe, ale brak informacji o limicie znaków.</text:p>
          </table:table-cell>
          <table:table-cell office:value-type="string">
            <text:p>Zalogować się do systemu, wybrać opcję Użytkownik-&gt;Dodaj.. W formularzu wpisać w polu „nazwa użytkownika” nazwę składającą się z więcej niż 50 znaków.</text:p>
          </table:table-cell>
          <table:table-cell office:value-type="string">
            <text:p>Niski</text:p>
          </table:table-cell>
          <table:table-cell office:value-type="string">
            <text:p>Otwarty</text:p>
          </table:table-cell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,BoldItalic" svg:font-family="'Cambria,BoldItalic'" style:font-family-generic="script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.12.2013</text:date>, <text:time>16:05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16T14:23:01.70</meta:creation-date>
    <dc:date>2013-12-16T16:05:06.10</dc:date>
    <meta:editing-duration>PT00H06M08S</meta:editing-duration>
    <meta:editing-cycles>1</meta:editing-cycles>
    <meta:document-statistic meta:table-count="3" meta:cell-count="77" meta:object-count="0"/>
    <meta:generator>OpenOffice.org/3.1$Win32 OpenOffice.org_project/310m19$Build-9420</meta:generator>
  </office:meta>
</office:document-meta>
</file>